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4.27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8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2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ffbcc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767VIT6</text:p>
          </table:table-cell>
          <table:covered-table-cell table:number-columns-repeated="6" table:style-name="Default"/>
          <table:table-cell table:style-name="Default" table:number-columns-repeated="13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02"/>
        </table:table-row>
        <table:table-row table:style-name="ro1">
          <table:covered-table-cell table:number-columns-repeated="7" table:style-name="Default"/>
          <table:table-cell table:style-name="Default" table:number-columns-repeated="15"/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19" office:value-type="string" calcext:value-type="string">
            <text:p>AF0</text:p>
          </table:table-cell>
          <table:table-cell table:style-name="ce19" office:value-type="string" calcext:value-type="string">
            <text:p>AF1</text:p>
          </table:table-cell>
          <table:table-cell table:style-name="ce19" office:value-type="string" calcext:value-type="string">
            <text:p>AF2</text:p>
          </table:table-cell>
          <table:table-cell table:style-name="ce19" office:value-type="string" calcext:value-type="string">
            <text:p>AF3</text:p>
          </table:table-cell>
          <table:table-cell table:style-name="ce19" office:value-type="string" calcext:value-type="string">
            <text:p>AF4</text:p>
          </table:table-cell>
          <table:table-cell table:style-name="ce19" office:value-type="string" calcext:value-type="string">
            <text:p>AF5</text:p>
          </table:table-cell>
          <table:table-cell table:style-name="ce19" office:value-type="string" calcext:value-type="string">
            <text:p>AF6</text:p>
          </table:table-cell>
          <table:table-cell table:style-name="ce19" office:value-type="string" calcext:value-type="string">
            <text:p>AF7</text:p>
          </table:table-cell>
          <table:table-cell table:style-name="ce19" office:value-type="string" calcext:value-type="string">
            <text:p>AF8</text:p>
          </table:table-cell>
          <table:table-cell table:style-name="ce19" office:value-type="string" calcext:value-type="string">
            <text:p>AF9</text:p>
          </table:table-cell>
          <table:table-cell table:style-name="ce19" office:value-type="string" calcext:value-type="string">
            <text:p>AF10</text:p>
          </table:table-cell>
          <table:table-cell table:style-name="ce19" office:value-type="string" calcext:value-type="string">
            <text:p>AF12</text:p>
          </table:table-cell>
          <table:table-cell table:style-name="ce19" office:value-type="string" calcext:value-type="string">
            <text:p>AF13</text:p>
          </table:table-cell>
          <table:table-cell table:style-name="ce19" table:number-columns-repeated="2"/>
          <table:table-cell table:style-name="ce19" office:value-type="string" calcext:value-type="string">
            <text:p>AF15</text:p>
          </table:table-cell>
          <table:table-cell table:style-name="ce19"/>
          <table:table-cell table:number-columns-repeated="100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al</text:p>
            <text:p>functions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_I_BK1_IO2</text:p>
          </table:table-cell>
          <table:table-cell/>
          <table:table-cell office:value-type="string" calcext:value-type="string">
            <text:p>FMC_A23</text:p>
          </table:table-cell>
          <table:table-cell/>
          <table:table-cell office:value-type="string" calcext:value-type="string">
            <text:p>ETH_MII_TXD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4"/>
          <table:table-cell table:style-name="ce26"/>
          <table:table-cell office:value-type="string" calcext:value-type="string">
            <text:p>SAI1_SD_B</text:p>
          </table:table-cell>
          <table:table-cell table:number-columns-repeated="4"/>
          <table:table-cell office:value-type="string" calcext:value-type="string">
            <text:p>FMC_A19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26"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C1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PC14 / OSC32_IN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IN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6" office:value-type="string" calcext:value-type="string">
            <text:p>PC15 / OSC32_OUT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OUT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6" office:value-type="string" calcext:value-type="string">
            <text:p>OSC_IN</text:p>
          </table:table-cell>
          <table:table-cell table:style-name="ce15" office:value-type="string" calcext:value-type="string">
            <text:p>PH0 / OSC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number-columns-repeated="101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6" office:value-type="string" calcext:value-type="string">
            <text:p>OSC_OUT</text:p>
          </table:table-cell>
          <table:table-cell table:style-name="ce15" office:value-type="string" calcext:value-type="string">
            <text:p>PH1 / OSC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number-columns-repeated="1018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F7RSTn</text:p>
          </table:table-cell>
          <table:table-cell table:style-name="ce24" office:value-type="string" calcext:value-type="string">
            <text:p>RSTn</text:p>
          </table:table-cell>
          <table:table-cell table:number-columns-repeated="17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0, ADC2_IN10, ADC3_IN10</text:p>
          </table:table-cell>
          <table:table-cell table:number-columns-repeated="100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ETH_MDC</text:p>
          </table:table-cell>
          <table:table-cell table:style-name="ce16" office:value-type="string" calcext:value-type="string">
            <text:p>PC1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office:value-type="string" calcext:value-type="string">
            <text:p>MDIOS_MDC</text:p>
          </table:table-cell>
          <table:table-cell/>
          <table:table-cell table:style-name="ce16" office:value-type="string" calcext:value-type="string">
            <text:p>ETH_MDC</text:p>
          </table:table-cell>
          <table:table-cell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1, ADC2_IN11, ADC3_IN11,RTC_TAMP3/WKUP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TX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2, ADC2_IN12, ADC3_IN1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3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TX_CLK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3, ADC2_IN13, ADC3_IN13</text:p>
          </table:table-cell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VREF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-WKUP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RT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AI2_SD_B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0, ADC2_IN0, ADC3_IN0, WKUP1</text:p>
          </table:table-cell>
          <table:table-cell table:number-columns-repeated="100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RMII_REF_CLK</text:p>
          </table:table-cell>
          <table:table-cell table:style-name="ce16" office:value-type="string" calcext:value-type="string">
            <text:p>PA1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table:style-name="ce16" office:value-type="string" calcext:value-type="string">
            <text:p>ETH_MII_RX_CLK / ETH_RMII_REF_CLK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, ADC2_IN1, ADC3_IN1</text:p>
          </table:table-cell>
          <table:table-cell table:number-columns-repeated="100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ETH_MDIO</text:p>
          </table:table-cell>
          <table:table-cell table:style-name="ce16" office:value-type="string" calcext:value-type="string">
            <text:p>PA2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MDIOS_MDIO</text:p>
          </table:table-cell>
          <table:table-cell/>
          <table:table-cell table:style-name="ce16" office:value-type="string" calcext:value-type="string">
            <text:p>ETH_MDIO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2, ADC2_IN2, ADC3_IN2 WKUP2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TH_MII_COL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3, ADC2_IN3, ADC3_IN3 WKUP2</text:p>
          </table:table-cell>
          <table:table-cell table:number-columns-repeated="1002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GALVA_X – DAC_OUT1</text:p>
          </table:table-cell>
          <table:table-cell table:style-name="ce18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26"/>
          <table:table-cell table:style-name="ce26" office:value-type="string" calcext:value-type="string">
            <text:p>SPI1_NSS / I2S1_WS</text:p>
          </table:table-cell>
          <table:table-cell table:style-name="ce26"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4,ADC2_IN4, DAC_OUT1</text:p>
          </table:table-cell>
          <table:table-cell table:number-columns-repeated="1002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GALVA_Y – DAC_OUT2</text:p>
          </table:table-cell>
          <table:table-cell table:style-name="ce18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SCK / I2S1_CK</text:p>
          </table:table-cell>
          <table:table-cell table:style-name="ce26"/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5 ,ADC2_IN5, DAC_OUT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style-name="ce26"/>
          <table:table-cell table:style-name="ce26" office:value-type="string" calcext:value-type="string">
            <text:p>SPI1_MISO</text:p>
          </table:table-cell>
          <table:table-cell table:style-name="ce26"/>
          <table:table-cell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/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 ,ADC2_IN6</text:p>
          </table:table-cell>
          <table:table-cell table:number-columns-repeated="100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RMII_CRS_DV</text:p>
          </table:table-cell>
          <table:table-cell table:style-name="ce16" office:value-type="string" calcext:value-type="string">
            <text:p>PA7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MOSI / I2S1_SD</text:p>
          </table:table-cell>
          <table:table-cell table:style-name="ce26"/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table:style-name="ce16" office:value-type="string" calcext:value-type="string">
            <text:p>ETH_MII_RX_DV / ETH_RMII_CRS_DV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7 ,ADC2_IN7</text:p>
          </table:table-cell>
          <table:table-cell table:number-columns-repeated="1002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RMII_RXD0</text:p>
          </table:table-cell>
          <table:table-cell table:style-name="ce16" office:value-type="string" calcext:value-type="string">
            <text:p>PC4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I2S1_MCK</text:p>
          </table:table-cell>
          <table:table-cell table:style-name="ce26"/>
          <table:table-cell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table:style-name="ce16" office:value-type="string" calcext:value-type="string">
            <text:p>ETH_MII_RXD0 / ETH_RMII_RXD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4 ,ADC2_IN14</text:p>
          </table:table-cell>
          <table:table-cell table:number-columns-repeated="1002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RMII_RXD1</text:p>
          </table:table-cell>
          <table:table-cell table:style-name="ce16" office:value-type="string" calcext:value-type="string">
            <text:p>PC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2</text:p>
          </table:table-cell>
          <table:table-cell table:style-name="ce26" table:number-columns-repeated="3"/>
          <table:table-cell/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table:style-name="ce16" office:value-type="string" calcext:value-type="string">
            <text:p>ETH_MII_RXD1 / ETH_RMII_R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5 ,ADC2_IN15</text:p>
          </table:table-cell>
          <table:table-cell table:number-columns-repeated="1002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AUDIO_L – ADC1_IN8</text:p>
          </table:table-cell>
          <table:table-cell table:style-name="ce22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table:number-columns-repeated="2"/>
          <table:table-cell office:value-type="string" calcext:value-type="string">
            <text:p>ETH_MII_RXD2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8 ,ADC2_IN8</text:p>
          </table:table-cell>
          <table:table-cell table:number-columns-repeated="1002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AUDIO_R- ADC2_IN9</text:p>
          </table:table-cell>
          <table:table-cell table:style-name="ce22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table:number-columns-repeated="2"/>
          <table:table-cell table:style-name="ce26"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table:number-columns-repeated="2"/>
          <table:table-cell office:value-type="string" calcext:value-type="string">
            <text:p>ETH_MII_RXD3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9,ADC2_IN9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26" office:value-type="string" calcext:value-type="string">
            <text:p>SPI3_MOSI / I2S3_SD</text:p>
          </table:table-cell>
          <table:table-cell table:style-name="ce26"/>
          <table:table-cell table:style-name="ce26"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style-name="ce26"/>
          <table:table-cell table:style-name="ce26" office:value-type="string" calcext:value-type="string">
            <text:p>UART7_RX</text:p>
          </table:table-cell>
          <table:table-cell table:style-name="ce26"/>
          <table:table-cell office:value-type="string" calcext:value-type="string">
            <text:p>QUADSPI_BK2_IO0</text:p>
          </table:table-cell>
          <table:table-cell office:value-type="string" calcext:value-type="string">
            <text:p>FMC_D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UART7_TX</text:p>
          </table:table-cell>
          <table:table-cell table:style-name="ce26"/>
          <table:table-cell office:value-type="string" calcext:value-type="string">
            <text:p>QUADSPI_BK2_IO1</text:p>
          </table:table-cell>
          <table:table-cell office:value-type="string" calcext:value-type="string">
            <text:p>FMC_D5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1</text:p>
          </table:table-cell>
          <table:table-cell table:style-name="ce26"/>
          <table:table-cell table:number-columns-repeated="3"/>
          <table:table-cell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UART7_RST</text:p>
          </table:table-cell>
          <table:table-cell table:style-name="ce26"/>
          <table:table-cell office:value-type="string" calcext:value-type="string">
            <text:p>QUADSPI_BK2_IO2</text:p>
          </table:table-cell>
          <table:table-cell office:value-type="string" calcext:value-type="string">
            <text:p>FMC_D6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N</text:p>
          </table:table-cell>
          <table:table-cell table:style-name="ce26"/>
          <table:table-cell table:number-columns-repeated="3"/>
          <table:table-cell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UART7_CTS</text:p>
          </table:table-cell>
          <table:table-cell table:style-name="ce26"/>
          <table:table-cell office:value-type="string" calcext:value-type="string">
            <text:p>QUADSPI_BK2_IO3</text:p>
          </table:table-cell>
          <table:table-cell office:value-type="string" calcext:value-type="string">
            <text:p>FMC_D7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/>
          <table:table-cell table:style-name="ce26" office:value-type="string" calcext:value-type="string">
            <text:p>PE1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/>
          <table:table-cell table:style-name="ce26" office:value-type="string" calcext:value-type="string">
            <text:p>PE1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N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DFSDM1_DAT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/>
          <table:table-cell table:style-name="ce26" office:value-type="string" calcext:value-type="string">
            <text:p>PE13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/>
          <table:table-cell table:style-name="ce26" office:value-type="string" calcext:value-type="string">
            <text:p>PE14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4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BKIN</text:p>
          </table:table-cell>
          <table:table-cell table:style-name="ce26"/>
          <table:table-cell table:number-columns-repeated="8"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MII_RX_ER</text:p>
          </table:table-cell>
          <table:table-cell table:style-name="ce16" office:value-type="string" calcext:value-type="string">
            <text:p>PB10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3</text:p>
          </table:table-cell>
          <table:table-cell table:style-name="ce26"/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table:number-columns-repeated="2"/>
          <table:table-cell table:style-name="ce16" office:value-type="string" calcext:value-type="string">
            <text:p>ETH_MII_RX_ER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MII_TX_EN</text:p>
          </table:table-cell>
          <table:table-cell table:style-name="ce16" office:value-type="string" calcext:value-type="string">
            <text:p>PB11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4</text:p>
          </table:table-cell>
          <table:table-cell table:style-name="ce26"/>
          <table:table-cell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/>
          <table:table-cell office:value-type="string" calcext:value-type="string">
            <text:p>DSI_TE</text:p>
          </table:table-cell>
          <table:table-cell table:style-name="ce16" office:value-type="string" calcext:value-type="string">
            <text:p>ETH_MII_TX_EN / ETH_RMII_TX_EN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CAP1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8" office:value-type="string" calcext:value-type="string">
            <text:p>RMII_TXD0</text:p>
          </table:table-cell>
          <table:table-cell table:style-name="ce16"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table:style-name="ce16" office:value-type="string" calcext:value-type="string">
            <text:p>ETH_MII_TXD0 / ETH_RMII_TXD0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8" office:value-type="string" calcext:value-type="string">
            <text:p>RMII_TXD1</text:p>
          </table:table-cell>
          <table:table-cell table:style-name="ce1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table:style-name="ce26" office:value-type="string" calcext:value-type="string">
            <text:p>CAN2_TX</text:p>
          </table:table-cell>
          <table:table-cell table:style-name="ce26" office:value-type="string" calcext:value-type="string">
            <text:p>OTG_HS_ULPI_D6</text:p>
          </table:table-cell>
          <table:table-cell table:number-columns-repeated="2"/>
          <table:table-cell table:style-name="ce16" office:value-type="string" calcext:value-type="string">
            <text:p>ETH_MII_TXD1 / ETH_RMII_T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OTG_HS_V BUS</text:p>
          </table:table-cell>
          <table:table-cell table:number-columns-repeated="1002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<text:span text:style-name="T1">SPI_F72F1</text:span>_MISO</text:p>
          </table:table-cell>
          <table:table-cell table:style-name="ce10" office:value-type="string" calcext:value-type="string">
            <text:p>PB14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table:style-name="ce26" office:value-type="string" calcext:value-type="string">
            <text:p>TIM12_CH1</text:p>
          </table:table-cell>
          <table:table-cell table:style-name="ce26" office:value-type="string" calcext:value-type="string">
            <text:p>SDMMC2_D0</text:p>
          </table:table-cell>
          <table:table-cell office:value-type="string" calcext:value-type="string">
            <text:p>OTG_H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<text:span text:style-name="T1">SPI_F72F1</text:span>_MOSI</text:p>
          </table:table-cell>
          <table:table-cell table:style-name="ce10"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style-name="ce26" office:value-type="string" calcext:value-type="string">
            <text:p>TIM12_CH2</text:p>
          </table:table-cell>
          <table:table-cell table:style-name="ce26" office:value-type="string" calcext:value-type="string">
            <text:p>SDMMC2_D1</text:p>
          </table:table-cell>
          <table:table-cell office:value-type="string" calcext:value-type="string">
            <text:p>OTG_H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/>
          <table:table-cell table:style-name="ce26" table:number-columns-repeated="2"/>
          <table:table-cell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/>
          <table:table-cell table:style-name="ce26" table:number-columns-repeated="2"/>
          <table:table-cell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/>
          <table:table-cell table:style-name="ce26" table:number-columns-repeated="2"/>
          <table:table-cell office:value-type="string" calcext:value-type="string">
            <text:p>FMC_D15</text:p>
          </table:table-cell>
          <table:table-cell table:number-columns-repeated="2"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3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FMC_A16 /FMC_C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ST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FMC_A17 /FMC_A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FMC_A18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3</text:p>
          </table:table-cell>
          <table:table-cell table:style-name="ce26"/>
          <table:table-cell table:number-columns-repeated="4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4</text:p>
          </table:table-cell>
          <table:table-cell table:style-name="ce26"/>
          <table:table-cell table:number-columns-repeated="4"/>
          <table:table-cell office:value-type="string" calcext:value-type="string">
            <text:p>UART8_RTS</text:p>
          </table:table-cell>
          <table:table-cell/>
          <table:table-cell table:style-name="ce26"/>
          <table:table-cell table:style-name="ce26" office:value-type="string" calcext:value-type="string">
            <text:p>FMC_D1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table:style-name="ce26" office:value-type="string" calcext:value-type="string">
            <text:p>SDMMC2_D6</text:p>
          </table:table-cell>
          <table:table-cell table:style-name="ce26" office:value-type="string" calcext:value-type="string">
            <text:p>SDMMC1_D6</text:p>
          </table:table-cell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2</text:p>
          </table:table-cell>
          <table:table-cell table:style-name="ce26"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DFSDM_DATIN3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table:style-name="ce26" office:value-type="string" calcext:value-type="string">
            <text:p>SDMMC2_D7</text:p>
          </table:table-cell>
          <table:table-cell table:style-name="ce26" office:value-type="string" calcext:value-type="string">
            <text:p>SDMMC1_D7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SD_D0</text:p>
          </table:table-cell>
          <table:table-cell table:style-name="ce10" office:value-type="string" calcext:value-type="string">
            <text:p>PC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TIM3_CH3</text:p>
          </table:table-cell>
          <table:table-cell table:style-name="ce26"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FMC_NE2 / FMC_NCE</text:p>
          </table:table-cell>
          <table:table-cell table:style-name="ce26"/>
          <table:table-cell table:style-name="ce10" office:value-type="string" calcext:value-type="string">
            <text:p>SDMMC1_D0</text:p>
          </table:table-cell>
          <table:table-cell table:style-name="ce26"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D_D1</text:p>
          </table:table-cell>
          <table:table-cell table:style-name="ce10"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style-name="ce26" office:value-type="string" calcext:value-type="string">
            <text:p>LCD_G3</text:p>
          </table:table-cell>
          <table:table-cell table:style-name="ce10" office:value-type="string" calcext:value-type="string">
            <text:p>SDMMC1_D1</text:p>
          </table:table-cell>
          <table:table-cell table:style-name="ce26" office:value-type="string" calcext:value-type="string">
            <text:p>DCMI_D3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26" office:value-type="string" calcext:value-type="string">
            <text:p>OTG_FS_SOF</text:p>
          </table:table-cell>
          <table:table-cell table:style-name="ce26" office:value-type="string" calcext:value-type="string">
            <text:p>UART7_RX</text:p>
          </table:table-cell>
          <table:table-cell table:style-name="ce26" office:value-type="string" calcext:value-type="string">
            <text:p>LCD_B3</text:p>
          </table:table-cell>
          <table:table-cell/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 BUS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table:style-name="ce26" office:value-type="string" calcext:value-type="string">
            <text:p>OTG_FS_ID</text:p>
          </table:table-cell>
          <table:table-cell table:style-name="ce26" office:value-type="string" calcext:value-type="string">
            <text:p>MDIOS_MDIO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SPI_F72F1_NSS</text:p>
          </table:table-cell>
          <table:table-cell table:style-name="ce10"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26" office:value-type="string" calcext:value-type="string">
            <text:p>OTG_FS_DM</text:p>
          </table:table-cell>
          <table:table-cell table:style-name="ce26" table:number-columns-repeated="2"/>
          <table:table-cell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SPI_F72F1_SCK</text:p>
          </table:table-cell>
          <table:table-cell table:style-name="ce10"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26" office:value-type="string" calcext:value-type="string">
            <text:p>OTG_FS_DP</text:p>
          </table:table-cell>
          <table:table-cell table:style-name="ce26" table:number-columns-repeated="2"/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4" office:value-type="float" office:value="72" calcext:value-type="float">
            <text:p>72</text:p>
          </table:table-cell>
          <table:table-cell table:style-name="ce24" office:value-type="string" calcext:value-type="string">
            <text:p>SW_SWDIO</text:p>
          </table:table-cell>
          <table:table-cell table:style-name="ce24"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17" office:value-type="string" calcext:value-type="string">
            <text:p>VCAP2</text:p>
          </table:table-cell>
          <table:table-cell table:style-name="ce1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SW_SWCLK</text:p>
          </table:table-cell>
          <table:table-cell table:style-name="ce24"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CK-SWCLK</text:p>
          </table:table-cell>
          <table:table-cell table:style-name="ce26" table:number-columns-repeated="5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31" office:value-type="string" calcext:value-type="string">
            <text:p>SPI_F72MAX_NSS</text:p>
          </table:table-cell>
          <table:table-cell table:style-name="ce10" office:value-type="string" calcext:value-type="string">
            <text:p>PA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30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table:style-name="ce26" office:value-type="string" calcext:value-type="string">
            <text:p>UART7_TX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SD_D2</text:p>
          </table:table-cell>
          <table:table-cell table:style-name="ce10" office:value-type="string" calcext:value-type="string">
            <text:p>PC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5</text:p>
          </table:table-cell>
          <table:table-cell table:style-name="ce26" table:number-columns-repeated="2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table:style-name="ce10" office:value-type="string" calcext:value-type="string">
            <text:p>SDMMC1_D2</text:p>
          </table:table-cell>
          <table:table-cell table:style-name="ce26" office:value-type="string" calcext:value-type="string">
            <text:p>DCMI_D8</text:p>
          </table:table-cell>
          <table:table-cell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SD_D3</text:p>
          </table:table-cell>
          <table:table-cell table:style-name="ce10" office:value-type="string" calcext:value-type="string">
            <text:p>PC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5</text:p>
          </table:table-cell>
          <table:table-cell table:style-name="ce26"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table:style-name="ce10" office:value-type="string" calcext:value-type="string">
            <text:p>SDMMC1_D3</text:p>
          </table:table-cell>
          <table:table-cell table:style-name="ce26" office:value-type="string" calcext:value-type="string">
            <text:p>DCMI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SD_CK</text:p>
          </table:table-cell>
          <table:table-cell table:style-name="ce10" office:value-type="string" calcext:value-type="string">
            <text:p>PC1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style-name="ce26"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table:style-name="ce10" office:value-type="string" calcext:value-type="string">
            <text:p>SDMMC1_CK</text:p>
          </table:table-cell>
          <table:table-cell table:style-name="ce26"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UART_ESP2F7</text:p>
          </table:table-cell>
          <table:table-cell table:style-name="ce10" office:value-type="string" calcext:value-type="string">
            <text:p>PD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6</text:p>
          </table:table-cell>
          <table:table-cell table:style-name="ce26" table:number-columns-repeated="2"/>
          <table:table-cell office:value-type="string" calcext:value-type="string">
            <text:p>DFSDM1_DATIN7</text:p>
          </table:table-cell>
          <table:table-cell/>
          <table:table-cell table:style-name="ce10"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/>
          <table:table-cell table:style-name="ce26" office:value-type="string" calcext:value-type="string">
            <text:p>FMC_D2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UART_F72ESP</text:p>
          </table:table-cell>
          <table:table-cell table:style-name="ce10" office:value-type="string" calcext:value-type="string">
            <text:p>PD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6</text:p>
          </table:table-cell>
          <table:table-cell table:style-name="ce26" table:number-columns-repeated="2"/>
          <table:table-cell office:value-type="string" calcext:value-type="string">
            <text:p>DFSDM1_CKIN7</text:p>
          </table:table-cell>
          <table:table-cell/>
          <table:table-cell table:style-name="ce10"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/>
          <table:table-cell table:style-name="ce26" office:value-type="string" calcext:value-type="string">
            <text:p>FMC_D3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SD_CMD</text:p>
          </table:table-cell>
          <table:table-cell table:style-name="ce10"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TIM3_ETR</text:p>
          </table:table-cell>
          <table:table-cell table:style-name="ce26" table:number-columns-repeated="3"/>
          <table:table-cell table:number-columns-repeated="2"/>
          <table:table-cell office:value-type="string" calcext:value-type="string">
            <text:p>UART5_RX</text:p>
          </table:table-cell>
          <table:table-cell table:number-columns-repeated="2"/>
          <table:table-cell table:style-name="ce10" office:value-type="string" calcext:value-type="string">
            <text:p>SDMMC1_CMD</text:p>
          </table:table-cell>
          <table:table-cell table:style-name="ce26"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SPI2_SCK / I2S2_CK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style-name="ce26" office:value-type="string" calcext:value-type="string">
            <text:p>FMC_CLK</text:p>
          </table:table-cell>
          <table:table-cell table:style-name="ce26" office:value-type="string" calcext:value-type="string">
            <text:p>DCMI_D5</text:p>
          </table:table-cell>
          <table:table-cell/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table:style-name="ce26" office:value-type="string" calcext:value-type="string">
            <text:p>FMC_NO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/>
          <table:table-cell office:value-type="string" calcext:value-type="string">
            <text:p>USART2_TX</text:p>
          </table:table-cell>
          <table:table-cell table:number-columns-repeated="3"/>
          <table:table-cell table:style-name="ce26" office:value-type="string" calcext:value-type="string">
            <text:p>FMC_NW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4</text:p>
          </table:table-cell>
          <table:table-cell table:style-name="ce26"/>
          <table:table-cell table:style-name="ce26" office:value-type="string" calcext:value-type="string">
            <text:p>SPI3_MOSI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office:value-type="string" calcext:value-type="string">
            <text:p>FMC_NWAIT</text:p>
          </table:table-cell>
          <table:table-cell table:style-name="ce26" office:value-type="string" calcext:value-type="string">
            <text:p>DCMI_D10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K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SPI1_MOSI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MD</text:p>
          </table:table-cell>
          <table:table-cell table:number-columns-repeated="1002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SPI_F72MAX_SCK</text:p>
          </table:table-cell>
          <table:table-cell table:style-name="ce10" office:value-type="string" calcext:value-type="string">
            <text:p>PB3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JTDO / TRACES WO</text:p>
          </table:table-cell>
          <table:table-cell table:style-name="ce26" office:value-type="string" calcext:value-type="string">
            <text:p>TIM2_CH2</text:p>
          </table:table-cell>
          <table:table-cell table:style-name="ce26" table:number-columns-repeated="3"/>
          <table:table-cell table:style-name="ce10"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SPI_F72MAX_MISO</text:p>
          </table:table-cell>
          <table:table-cell table:style-name="ce10" office:value-type="string" calcext:value-type="string">
            <text:p>PB4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table:number-columns-repeated="2"/>
          <table:table-cell table:style-name="ce10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SPI_F72MAX_MOSI</text:p>
          </table:table-cell>
          <table:table-cell table:style-name="ce10" office:value-type="string" calcext:value-type="string">
            <text:p>PB5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RX</text:p>
          </table:table-cell>
          <table:table-cell table:style-name="ce26" office:value-type="string" calcext:value-type="string">
            <text:p>TIM3_CH2</text:p>
          </table:table-cell>
          <table:table-cell table:style-name="ce26"/>
          <table:table-cell table:style-name="ce26" office:value-type="string" calcext:value-type="string">
            <text:p>I2C1_SMBA</text:p>
          </table:table-cell>
          <table:table-cell table:style-name="ce10"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TH_PPS_OUT</text:p>
          </table:table-cell>
          <table:table-cell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B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I2C1_SCL</text:p>
          </table:table-cell>
          <table:table-cell table:style-name="ce26"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/>
          <table:table-cell table:style-name="ce26" office:value-type="string" calcext:value-type="string">
            <text:p>I2C1_SDA</text:p>
          </table:table-cell>
          <table:table-cell table:style-name="ce26"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4_SDA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BOOT0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B8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B9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S4_SDA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_DATIN7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E0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L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LK_A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0:39:42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0:40:34.857000000</dc:date>
    <meta:editing-duration>P1DT16M20S</meta:editing-duration>
    <meta:editing-cycles>142</meta:editing-cycles>
    <meta:generator>LibreOffice/6.0.7.3$Windows_X86_64 LibreOffice_project/dc89aa7a9eabfd848af146d5086077aeed2ae4a5</meta:generator>
    <meta:document-statistic meta:table-count="1" meta:cell-count="1006" meta:object-count="0"/>
  </office:meta>
</office:document-meta>
</file>